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38cm" svg:height="0.759cm" svg:x="11.362cm" svg:y="1.541cm">
          <text:p text:style-name="P1"><text:span text:style-name="T1">M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1.2cm" svg:y1="1.9cm" svg:x2="5.5cm" svg:y2="3.5cm">
          <text:p/>
        </draw:line>
        <draw:line draw:style-name="gr2" draw:text-style-name="P2" draw:layer="layout" svg:x1="11.5cm" svg:y1="2.4cm" svg:x2="9cm" svg:y2="3.5cm">
          <text:p/>
        </draw:line>
        <draw:line draw:style-name="gr2" draw:text-style-name="P2" draw:layer="layout" svg:x1="12cm" svg:y1="2.4cm" svg:x2="14.123cm" svg:y2="3.5cm">
          <text:p/>
        </draw:line>
        <draw:line draw:style-name="gr2" draw:text-style-name="P2" draw:layer="layout" svg:x1="12.2cm" svg:y1="1.9cm" svg:x2="18.2cm" svg:y2="3.4cm">
          <text:p/>
        </draw:line>
        <draw:frame draw:style-name="gr3" draw:text-style-name="P3" draw:layer="layout" svg:width="3.093cm" svg:height="0.645cm" draw:transform="rotate (0.193557014046135) translate (6.323cm 2.32cm)">
          <draw:text-box>
            <text:p text:style-name="P3">Haltewünschen1</text:p>
          </draw:text-box>
        </draw:frame>
        <draw:frame draw:style-name="gr3" draw:text-style-name="P3" draw:layer="layout" svg:width="3.093cm" svg:height="0.645cm" draw:transform="rotate (0.393571746324647) translate (8.781cm 2.944cm)">
          <draw:text-box>
            <text:p text:style-name="P3">Haltewünschen2</text:p>
          </draw:text-box>
        </draw:frame>
        <draw:frame draw:style-name="gr3" draw:text-style-name="P3" draw:layer="layout" svg:width="3.347cm" svg:height="0.645cm" draw:transform="rotate (-0.237015712421972) translate (13.951cm 1.679cm)">
          <draw:text-box>
            <text:p><text:span text:style-name="T1">Haltewünschen1R</text:span></text:p>
          </draw:text-box>
        </draw:frame>
        <draw:custom-shape draw:style-name="gr1" draw:text-style-name="P1" draw:layer="layout" svg:width="0.738cm" svg:height="0.759cm" svg:x="5.062cm" svg:y="3.5cm">
          <text:p text:style-name="P1"><text:span text:style-name="T1">M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38cm" svg:height="0.759cm" svg:x="8.4cm" svg:y="3.5cm">
          <text:p text:style-name="P1"><text:span text:style-name="T1">M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38cm" svg:height="0.759cm" svg:x="14.1cm" svg:y="3.4cm">
          <text:p text:style-name="P1"><text:span text:style-name="T1">M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38cm" svg:height="0.759cm" svg:x="18.162cm" svg:y="3.1cm">
          <text:p text:style-name="P1"><text:span text:style-name="T1">M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5.4cm" svg:y1="4.3cm" svg:x2="5.4cm" svg:y2="6.274cm">
          <text:p/>
        </draw:line>
        <draw:custom-shape draw:style-name="gr1" draw:text-style-name="P1" draw:layer="layout" svg:width="0.738cm" svg:height="0.759cm" svg:x="5.062cm" svg:y="6.301cm">
          <text:p text:style-name="P1"><text:span text:style-name="T1">M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2.077cm" svg:height="0.645cm" draw:transform="rotate (1.56119701590863) translate (4.806cm 5.979cm)">
          <draw:text-box>
            <text:p><text:span text:style-name="T1">Anhalten1</text:span></text:p>
          </draw:text-box>
        </draw:frame>
        <draw:frame draw:style-name="gr3" draw:text-style-name="P3" draw:layer="layout" svg:width="3.423cm" svg:height="0.645cm" draw:transform="rotate (1.55840448910544) translate (4.764cm 10.195cm)">
          <draw:text-box>
            <text:p><text:span text:style-name="T1">Öffne1,Schliesse1'</text:span></text:p>
          </draw:text-box>
        </draw:frame>
        <draw:custom-shape draw:style-name="gr1" draw:text-style-name="P1" draw:layer="layout" svg:width="0.738cm" svg:height="0.759cm" svg:x="8.4cm" svg:y="6.201cm">
          <text:p text:style-name="P1"><text:span text:style-name="T1">M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8.801cm" svg:y1="4.301cm" svg:x2="8.801cm" svg:y2="6.275cm">
          <text:p/>
        </draw:line>
        <draw:frame draw:style-name="gr3" draw:text-style-name="P3" draw:layer="layout" svg:width="1.615cm" svg:height="0.645cm" draw:transform="rotate (1.56119701590863) translate (8.207cm 5.78cm)">
          <draw:text-box>
            <text:p><text:span text:style-name="T1">Fahre2</text:span></text:p>
          </draw:text-box>
        </draw:frame>
        <draw:line draw:style-name="gr2" draw:text-style-name="P2" draw:layer="layout" svg:x1="5.4cm" svg:y1="7.1cm" svg:x2="5.4cm" svg:y2="10.401cm">
          <text:p/>
        </draw:line>
        <draw:custom-shape draw:style-name="gr1" draw:text-style-name="P1" draw:layer="layout" svg:width="0.738cm" svg:height="0.759cm" svg:x="5.062cm" svg:y="10.402cm">
          <text:p text:style-name="P1"><text:span text:style-name="T1">M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8.8cm" svg:y1="7cm" svg:x2="8.8cm" svg:y2="8.974cm">
          <text:p/>
        </draw:line>
        <draw:custom-shape draw:style-name="gr1" draw:text-style-name="P1" draw:layer="layout" svg:width="0.738cm" svg:height="0.759cm" svg:x="8.462cm" svg:y="9.001cm">
          <text:p text:style-name="P1"><text:span text:style-name="T1">M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2.077cm" svg:height="0.645cm" draw:transform="rotate (1.56119701590863) translate (8.207cm 8.68cm)">
          <draw:text-box>
            <text:p><text:span text:style-name="T1">Anhalten2</text:span></text:p>
          </draw:text-box>
        </draw:frame>
        <draw:line draw:style-name="gr2" draw:text-style-name="P2" draw:layer="layout" svg:x1="5.062cm" svg:y1="3.969cm" svg:x2="2.8cm" svg:y2="5.389cm">
          <text:p/>
        </draw:line>
        <draw:line draw:style-name="gr2" draw:text-style-name="P2" draw:layer="layout" svg:x1="8.4cm" svg:y1="3.9cm" svg:x2="7.4cm" svg:y2="3.9cm">
          <text:p/>
        </draw:line>
        <draw:frame draw:style-name="gr3" draw:layer="layout" svg:width="1.035cm" svg:height="0.962cm" svg:x="6.5cm" svg:y="3.193cm">
          <draw:text-box>
            <text:p>...</text:p>
          </draw:text-box>
        </draw:frame>
        <draw:line draw:style-name="gr2" draw:text-style-name="P2" draw:layer="layout" svg:x1="8.4cm" svg:y1="6.6cm" svg:x2="7.4cm" svg:y2="6.6cm">
          <text:p/>
        </draw:line>
        <draw:frame draw:style-name="gr3" draw:layer="layout" svg:width="1.035cm" svg:height="0.962cm" svg:x="6.5cm" svg:y="5.893cm">
          <draw:text-box>
            <text:p>...</text:p>
          </draw:text-box>
        </draw:frame>
        <draw:line draw:style-name="gr2" draw:text-style-name="P2" draw:layer="layout" svg:x1="8.8cm" svg:y1="9.801cm" svg:x2="8.8cm" svg:y2="13.102cm">
          <text:p/>
        </draw:line>
        <draw:custom-shape draw:style-name="gr1" draw:text-style-name="P1" draw:layer="layout" svg:width="0.738cm" svg:height="0.759cm" svg:x="8.462cm" svg:y="13.103cm">
          <text:p text:style-name="P1"><text:span text:style-name="T1">M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3.423cm" svg:height="0.645cm" draw:transform="rotate (1.55840448910544) translate (8.165cm 12.896cm)">
          <draw:text-box>
            <text:p><text:span text:style-name="T1">Öffne2,Schliesse2'</text:span></text:p>
          </draw:text-box>
        </draw:frame>
        <draw:custom-shape draw:style-name="gr1" draw:text-style-name="P1" draw:layer="layout" svg:width="0.738cm" svg:height="0.759cm" svg:x="14.1cm" svg:y="6.101cm">
          <text:p text:style-name="P1"><text:span text:style-name="T1">M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4.501cm" svg:y1="4.201cm" svg:x2="14.501cm" svg:y2="6.175cm">
          <text:p/>
        </draw:line>
        <draw:frame draw:style-name="gr3" draw:text-style-name="P3" draw:layer="layout" svg:width="1.615cm" svg:height="0.645cm" draw:transform="rotate (1.56119701590863) translate (13.907cm 5.68cm)">
          <draw:text-box>
            <text:p><text:span text:style-name="T1">Fahre2</text:span></text:p>
          </draw:text-box>
        </draw:frame>
        <draw:line draw:style-name="gr2" draw:text-style-name="P2" draw:layer="layout" svg:x1="14.5cm" svg:y1="6.9cm" svg:x2="14.5cm" svg:y2="8.874cm">
          <text:p/>
        </draw:line>
        <draw:custom-shape draw:style-name="gr1" draw:text-style-name="P1" draw:layer="layout" svg:width="0.738cm" svg:height="0.759cm" svg:x="14.162cm" svg:y="8.901cm">
          <text:p text:style-name="P1"><text:span text:style-name="T1">M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1.869cm" svg:height="0.645cm" draw:transform="rotate (1.56119701590863) translate (13.907cm 8.58cm)">
          <draw:text-box>
            <text:p><text:span text:style-name="T1">Fahre2R</text:span></text:p>
          </draw:text-box>
        </draw:frame>
        <draw:line draw:style-name="gr2" draw:text-style-name="P2" draw:layer="layout" svg:x1="14.1cm" svg:y1="3.8cm" svg:x2="13.1cm" svg:y2="3.8cm">
          <text:p/>
        </draw:line>
        <draw:line draw:style-name="gr2" draw:text-style-name="P2" draw:layer="layout" svg:x1="14.1cm" svg:y1="6.5cm" svg:x2="13.1cm" svg:y2="6.5cm">
          <text:p/>
        </draw:line>
        <draw:frame draw:style-name="gr3" draw:layer="layout" svg:width="1.035cm" svg:height="0.962cm" svg:x="12.2cm" svg:y="5.793cm">
          <draw:text-box>
            <text:p>...</text:p>
          </draw:text-box>
        </draw:frame>
        <draw:line draw:style-name="gr2" draw:text-style-name="P2" draw:layer="layout" svg:x1="14.5cm" svg:y1="12.501cm" svg:x2="14.5cm" svg:y2="15.802cm">
          <text:p/>
        </draw:line>
        <draw:custom-shape draw:style-name="gr1" draw:text-style-name="P1" draw:layer="layout" svg:width="0.738cm" svg:height="0.759cm" svg:x="14.162cm" svg:y="15.803cm">
          <text:p text:style-name="P1"><text:span text:style-name="T1">M1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3.347cm" svg:height="0.645cm" draw:transform="rotate (-0.486772328382313) translate (12.102cm 1.8cm)">
          <draw:text-box>
            <text:p><text:span text:style-name="T1">Haltewünschen2R</text:span></text:p>
          </draw:text-box>
        </draw:frame>
        <draw:line draw:style-name="gr2" draw:text-style-name="P2" draw:layer="layout" svg:x1="14.5cm" svg:y1="9.7cm" svg:x2="14.5cm" svg:y2="11.674cm">
          <text:p/>
        </draw:line>
        <draw:custom-shape draw:style-name="gr1" draw:text-style-name="P1" draw:layer="layout" svg:width="0.738cm" svg:height="0.759cm" svg:x="14.162cm" svg:y="11.701cm">
          <text:p text:style-name="P1"><text:span text:style-name="T1">M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2.331cm" svg:height="0.645cm" draw:transform="rotate (1.56119701590863) translate (13.908cm 11.681cm)">
          <draw:text-box>
            <text:p><text:span text:style-name="T1">Anhalten2R</text:span></text:p>
          </draw:text-box>
        </draw:frame>
        <draw:frame draw:style-name="gr3" draw:text-style-name="P3" draw:layer="layout" svg:width="3.931cm" svg:height="0.645cm" draw:transform="rotate (1.55840448910544) translate (13.865cm 15.997cm)">
          <draw:text-box>
            <text:p><text:span text:style-name="T1">Öffne2R,Schliesse2R'</text:span></text:p>
          </draw:text-box>
        </draw:frame>
        <draw:line draw:style-name="gr2" draw:text-style-name="P2" draw:layer="layout" svg:x1="14.1cm" svg:y1="9.3cm" svg:x2="13.1cm" svg:y2="9.3cm">
          <text:p/>
        </draw:line>
        <draw:frame draw:style-name="gr3" draw:layer="layout" svg:width="1.035cm" svg:height="0.962cm" svg:x="12.2cm" svg:y="8.593cm">
          <draw:text-box>
            <text:p>...</text:p>
          </draw:text-box>
        </draw:frame>
        <draw:line draw:style-name="gr2" draw:text-style-name="P2" draw:layer="layout" svg:x1="14.1cm" svg:y1="12.1cm" svg:x2="13.1cm" svg:y2="12.1cm">
          <text:p/>
        </draw:line>
        <draw:frame draw:style-name="gr3" draw:layer="layout" svg:width="1.035cm" svg:height="0.962cm" svg:x="12.2cm" svg:y="11.393cm">
          <draw:text-box>
            <text:p>...</text:p>
          </draw:text-box>
        </draw:frame>
        <draw:line draw:style-name="gr2" draw:text-style-name="P2" draw:layer="layout" svg:x1="8.4cm" svg:y1="9.4cm" svg:x2="7.4cm" svg:y2="9.4cm">
          <text:p/>
        </draw:line>
        <draw:frame draw:style-name="gr3" draw:layer="layout" svg:width="1.035cm" svg:height="0.962cm" svg:x="6.5cm" svg:y="8.693cm">
          <draw:text-box>
            <text:p>...</text:p>
          </draw:text-box>
        </draw:frame>
        <draw:frame draw:style-name="gr3" draw:layer="layout" svg:width="1.035cm" svg:height="0.962cm" svg:x="12.201cm" svg:y="3.193cm">
          <draw:text-box>
            <text:p>...</text:p>
          </draw:text-box>
        </draw:frame>
        <draw:custom-shape draw:style-name="gr1" draw:text-style-name="P1" draw:layer="layout" svg:width="0.738cm" svg:height="0.759cm" svg:x="18.2cm" svg:y="5.901cm">
          <text:p text:style-name="P1"><text:span text:style-name="T1">M1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8.601cm" svg:y1="4.001cm" svg:x2="18.601cm" svg:y2="5.975cm">
          <text:p/>
        </draw:line>
        <draw:frame draw:style-name="gr3" draw:text-style-name="P3" draw:layer="layout" svg:width="1.615cm" svg:height="0.645cm" draw:transform="rotate (1.56119701590863) translate (18.007cm 5.48cm)">
          <draw:text-box>
            <text:p><text:span text:style-name="T1">Fahre2</text:span></text:p>
          </draw:text-box>
        </draw:frame>
        <draw:line draw:style-name="gr2" draw:text-style-name="P2" draw:layer="layout" svg:x1="18.6cm" svg:y1="6.7cm" svg:x2="18.6cm" svg:y2="8.674cm">
          <text:p/>
        </draw:line>
        <draw:custom-shape draw:style-name="gr1" draw:text-style-name="P1" draw:layer="layout" svg:width="0.738cm" svg:height="0.759cm" svg:x="18.262cm" svg:y="8.701cm">
          <text:p text:style-name="P1"><text:span text:style-name="T1">M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1.869cm" svg:height="0.645cm" draw:transform="rotate (1.56119701590863) translate (18.007cm 8.38cm)">
          <draw:text-box>
            <text:p><text:span text:style-name="T1">Fahre2R</text:span></text:p>
          </draw:text-box>
        </draw:frame>
        <draw:line draw:style-name="gr2" draw:text-style-name="P2" draw:layer="layout" svg:x1="18.2cm" svg:y1="3.6cm" svg:x2="17.2cm" svg:y2="3.6cm">
          <text:p/>
        </draw:line>
        <draw:line draw:style-name="gr2" draw:text-style-name="P2" draw:layer="layout" svg:x1="18.2cm" svg:y1="6.3cm" svg:x2="17.2cm" svg:y2="6.3cm">
          <text:p/>
        </draw:line>
        <draw:frame draw:style-name="gr3" draw:layer="layout" svg:width="1.035cm" svg:height="0.962cm" svg:x="16.3cm" svg:y="5.593cm">
          <draw:text-box>
            <text:p>...</text:p>
          </draw:text-box>
        </draw:frame>
        <draw:line draw:style-name="gr2" draw:text-style-name="P2" draw:layer="layout" svg:x1="18.6cm" svg:y1="12.301cm" svg:x2="18.6cm" svg:y2="14.632cm">
          <text:p/>
        </draw:line>
        <draw:custom-shape draw:style-name="gr1" draw:text-style-name="P1" draw:layer="layout" svg:width="0.738cm" svg:height="0.759cm" svg:x="18.262cm" svg:y="14.703cm">
          <text:p text:style-name="P1"><text:span text:style-name="T1">M1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8.6cm" svg:y1="9.5cm" svg:x2="18.6cm" svg:y2="11.474cm">
          <text:p/>
        </draw:line>
        <draw:custom-shape draw:style-name="gr1" draw:text-style-name="P1" draw:layer="layout" svg:width="0.738cm" svg:height="0.759cm" svg:x="18.262cm" svg:y="11.501cm">
          <text:p text:style-name="P1"><text:span text:style-name="T1">M1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2.331cm" svg:height="0.645cm" draw:transform="rotate (1.55840448910544) translate (17.965cm 14.397cm)">
          <draw:text-box>
            <text:p><text:span text:style-name="T1">Anhalten1R</text:span></text:p>
          </draw:text-box>
        </draw:frame>
        <draw:line draw:style-name="gr2" draw:text-style-name="P2" draw:layer="layout" svg:x1="18.2cm" svg:y1="9.1cm" svg:x2="17.2cm" svg:y2="9.1cm">
          <text:p/>
        </draw:line>
        <draw:frame draw:style-name="gr3" draw:layer="layout" svg:width="1.035cm" svg:height="0.962cm" svg:x="16.3cm" svg:y="8.393cm">
          <draw:text-box>
            <text:p>...</text:p>
          </draw:text-box>
        </draw:frame>
        <draw:line draw:style-name="gr2" draw:text-style-name="P2" draw:layer="layout" svg:x1="18.2cm" svg:y1="11.9cm" svg:x2="17.2cm" svg:y2="11.9cm">
          <text:p/>
        </draw:line>
        <draw:frame draw:style-name="gr3" draw:layer="layout" svg:width="1.035cm" svg:height="0.962cm" svg:x="16.3cm" svg:y="11.193cm">
          <draw:text-box>
            <text:p>...</text:p>
          </draw:text-box>
        </draw:frame>
        <draw:frame draw:style-name="gr3" draw:layer="layout" svg:width="1.035cm" svg:height="0.962cm" svg:x="16.302cm" svg:y="2.993cm">
          <draw:text-box>
            <text:p>...</text:p>
          </draw:text-box>
        </draw:frame>
        <draw:line draw:style-name="gr2" draw:text-style-name="P2" draw:layer="layout" svg:x1="18.6cm" svg:y1="15.502cm" svg:x2="18.6cm" svg:y2="18.803cm">
          <text:p/>
        </draw:line>
        <draw:custom-shape draw:style-name="gr1" draw:text-style-name="P1" draw:layer="layout" svg:width="0.738cm" svg:height="0.759cm" svg:x="18.262cm" svg:y="18.804cm">
          <text:p text:style-name="P1"><text:span text:style-name="T1">M1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3.931cm" svg:height="0.645cm" draw:transform="rotate (1.55840448910544) translate (17.965cm 18.998cm)">
          <draw:text-box>
            <text:p><text:span text:style-name="T1">Öffne1R,Schliesse1R'</text:span></text:p>
          </draw:text-box>
        </draw:frame>
        <draw:line draw:style-name="gr2" draw:text-style-name="P2" draw:layer="layout" svg:x1="5cm" svg:y1="3.9cm" svg:x2="2.5cm" svg:y2="4.362cm">
          <text:p/>
        </draw:line>
        <draw:line draw:style-name="gr2" draw:text-style-name="P2" draw:layer="layout" svg:x1="5cm" svg:y1="3.9cm" svg:x2="2.7cm" svg:y2="3.201cm">
          <text:p/>
        </draw:line>
        <draw:custom-shape draw:style-name="gr1" draw:text-style-name="P1" draw:layer="layout" svg:width="0.738cm" svg:height="0.759cm" svg:x="1.962cm" svg:y="2.802cm">
          <text:p text:style-name="P1"><text:span text:style-name="T1">M1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38cm" svg:height="0.759cm" svg:x="1.762cm" svg:y="3.903cm">
          <text:p text:style-name="P1"><text:span text:style-name="T1">M2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38cm" svg:height="0.759cm" svg:x="2.062cm" svg:y="5.004cm">
          <text:p text:style-name="P1"><text:span text:style-name="T1">M2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001cm" svg:y1="3cm" svg:x2="0.938cm" svg:y2="2.593cm">
          <text:p/>
        </draw:line>
        <draw:line draw:style-name="gr2" draw:text-style-name="P2" draw:layer="layout" svg:x1="2cm" svg:y1="3cm" svg:x2="1cm" svg:y2="3.334cm">
          <text:p/>
        </draw:line>
        <draw:line draw:style-name="gr2" draw:text-style-name="P2" draw:layer="layout" svg:x1="1.702cm" svg:y1="4.301cm" svg:x2="0.639cm" svg:y2="3.894cm">
          <text:p/>
        </draw:line>
        <draw:line draw:style-name="gr2" draw:text-style-name="P2" draw:layer="layout" svg:x1="1.701cm" svg:y1="4.401cm" svg:x2="0.701cm" svg:y2="4.735cm">
          <text:p/>
        </draw:line>
        <draw:line draw:style-name="gr2" draw:text-style-name="P2" draw:layer="layout" svg:x1="2.103cm" svg:y1="5.502cm" svg:x2="1.04cm" svg:y2="5.095cm">
          <text:p/>
        </draw:line>
        <draw:line draw:style-name="gr2" draw:text-style-name="P2" draw:layer="layout" svg:x1="2.102cm" svg:y1="5.502cm" svg:x2="1.102cm" svg:y2="5.836cm">
          <text:p/>
        </draw:line>
        <draw:frame draw:style-name="gr3" draw:layer="layout" svg:width="1.035cm" svg:height="0.962cm" svg:x="0.102cm" svg:y="5.193cm">
          <draw:text-box>
            <text:p>...</text:p>
          </draw:text-box>
        </draw:frame>
        <draw:frame draw:style-name="gr3" draw:layer="layout" svg:width="1.035cm" svg:height="0.962cm" svg:x="-0.097cm" svg:y="4.093cm">
          <draw:text-box>
            <text:p>...</text:p>
          </draw:text-box>
        </draw:frame>
        <draw:frame draw:style-name="gr3" draw:layer="layout" svg:width="1.035cm" svg:height="0.962cm" svg:x="-0.096cm" svg:y="3.093cm">
          <draw:text-box>
            <text:p>...</text:p>
          </draw:text-box>
        </draw:frame>
        <draw:frame draw:style-name="gr3" draw:layer="layout" svg:width="1.035cm" svg:height="0.962cm" svg:x="0.105cm" svg:y="1.893cm">
          <draw:text-box>
            <text:p>...</text:p>
          </draw:text-box>
        </draw:frame>
        <draw:line draw:style-name="gr2" draw:text-style-name="P2" draw:layer="layout" svg:x1="5.6cm" svg:y1="11.1cm" svg:x2="6.72cm" svg:y2="13.891cm">
          <text:p/>
        </draw:line>
        <draw:frame draw:style-name="gr3" draw:text-style-name="P3" draw:layer="layout" svg:width="3.093cm" svg:height="0.645cm" draw:transform="rotate (-1.21125850088502) translate (6.091cm 10.688cm)">
          <draw:text-box>
            <text:p text:style-name="P3">Haltewünschen2</text:p>
          </draw:text-box>
        </draw:frame>
        <draw:custom-shape draw:style-name="gr1" draw:text-style-name="P1" draw:layer="layout" svg:width="0.738cm" svg:height="0.759cm" svg:x="6.562cm" svg:y="13.903cm">
          <text:p text:style-name="P1"><text:span text:style-name="T1">M2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7cm" svg:y1="14cm" svg:x2="7cm" svg:y2="8.5cm">
          <text:p/>
        </draw:line>
        <draw:line draw:style-name="gr2" draw:text-style-name="P2" draw:layer="layout" svg:x1="7cm" svg:y1="8.5cm" svg:x2="8.4cm" svg:y2="6.773cm">
          <text:p/>
        </draw:line>
        <draw:frame draw:style-name="gr3" draw:text-style-name="P3" draw:layer="layout" svg:width="1.683cm" svg:height="0.645cm" draw:transform="rotate (1.56119701590863) translate (6.407cm 11.68cm)">
          <draw:text-box>
            <text:p><text:span text:style-name="T1">Fahre2'</text:span></text:p>
          </draw:text-box>
        </draw:frame>
        <draw:line draw:style-name="gr2" draw:text-style-name="P2" draw:layer="layout" svg:x1="5.348cm" svg:y1="11.161cm" svg:x2="5.348cm" svg:y2="15.191cm">
          <text:p/>
        </draw:line>
        <draw:custom-shape draw:style-name="gr1" draw:text-style-name="P1" draw:layer="layout" svg:width="0.738cm" svg:height="0.759cm" svg:x="5.062cm" svg:y="15.203cm">
          <text:p text:style-name="P1"><text:span text:style-name="T1">M2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3.347cm" svg:height="0.645cm" draw:transform="rotate (-1.56224421346102) translate (5.859cm 11.465cm)">
          <draw:text-box>
            <text:p text:style-name="P3">Haltewünschen2R</text:p>
          </draw:text-box>
        </draw:frame>
        <draw:line draw:style-name="gr4" draw:text-style-name="P2" draw:layer="layout" svg:x1="5.8cm" svg:y1="15.6cm" svg:x2="10.742cm" svg:y2="15.61cm">
          <text:p/>
        </draw:line>
        <draw:line draw:style-name="gr5" draw:text-style-name="P2" draw:layer="layout" svg:x1="10.7cm" svg:y1="15.6cm" svg:x2="10.7cm" svg:y2="8.7cm">
          <text:p text:style-name="P2"/>
        </draw:line>
        <draw:line draw:style-name="gr2" draw:text-style-name="P2" draw:layer="layout" svg:x1="10.7cm" svg:y1="8.7cm" svg:x2="14.235cm" svg:y2="6.811cm">
          <text:p/>
        </draw:line>
        <draw:frame draw:style-name="gr3" draw:text-style-name="P3" draw:layer="layout" svg:width="1.683cm" svg:height="0.645cm" svg:x="8.5cm" svg:y="15cm">
          <draw:text-box>
            <text:p><text:span text:style-name="T1">Fahre2'</text:span></text:p>
          </draw:text-box>
        </draw:frame>
        <draw:line draw:style-name="gr2" draw:text-style-name="P2" draw:layer="layout" svg:x1="5.112cm" svg:y1="11.007cm" svg:x2="4.048cm" svg:y2="16.992cm">
          <text:p/>
        </draw:line>
        <draw:custom-shape draw:style-name="gr1" draw:text-style-name="P1" draw:layer="layout" svg:width="0.738cm" svg:height="0.759cm" svg:x="3.762cm" svg:y="17.004cm">
          <text:p text:style-name="P1"><text:span text:style-name="T1">M2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3.347cm" svg:height="0.645cm" draw:transform="rotate (1.40202298812678) translate (3.654cm 15.771cm)">
          <draw:text-box>
            <text:p text:style-name="P3">Haltewünschen1R</text:p>
          </draw:text-box>
        </draw:frame>
        <draw:line draw:style-name="gr4" draw:text-style-name="P2" draw:layer="layout" svg:x1="4.5cm" svg:y1="17.5cm" svg:x2="16cm" svg:y2="17.5cm">
          <text:p/>
        </draw:line>
        <draw:line draw:style-name="gr4" draw:text-style-name="P2" draw:layer="layout" svg:x1="16cm" svg:y1="17.5cm" svg:x2="16cm" svg:y2="8.5cm">
          <text:p/>
        </draw:line>
        <draw:line draw:style-name="gr2" draw:text-style-name="P2" draw:layer="layout" svg:x1="16cm" svg:y1="8.5cm" svg:x2="18.2cm" svg:y2="6.66cm">
          <text:p/>
        </draw:line>
        <draw:frame draw:style-name="gr3" draw:text-style-name="P3" draw:layer="layout" svg:width="1.683cm" svg:height="0.645cm" svg:x="8.7cm" svg:y="16.863cm">
          <draw:text-box>
            <text:p><text:span text:style-name="T1">Fahre2'</text:span></text:p>
          </draw:text-box>
        </draw:frame>
        <draw:line draw:style-name="gr2" draw:text-style-name="P2" draw:layer="layout" svg:x1="18.6cm" svg:y1="19.6cm" svg:x2="18.6cm" svg:y2="20.7cm">
          <text:p/>
        </draw:line>
        <draw:frame draw:style-name="gr3" draw:layer="layout" svg:width="1.035cm" svg:height="0.962cm" svg:x="18.101cm" svg:y="20.4cm">
          <draw:text-box>
            <text:p>...</text:p>
          </draw:text-box>
        </draw:frame>
        <draw:line draw:style-name="gr2" draw:text-style-name="P2" draw:layer="layout" svg:x1="8.5cm" svg:y1="13.5cm" svg:x2="7.726cm" svg:y2="13.5cm">
          <text:p/>
        </draw:line>
        <draw:frame draw:style-name="gr3" draw:layer="layout" svg:width="1.035cm" svg:height="0.962cm" svg:x="7.002cm" svg:y="12.993cm">
          <draw:text-box>
            <text:p>...</text:p>
          </draw:text-box>
        </draw:frame>
        <draw:line draw:style-name="gr2" draw:text-style-name="P2" draw:layer="layout" svg:x1="14.2cm" svg:y1="16.2cm" svg:x2="13.2cm" svg:y2="16.2cm">
          <text:p/>
        </draw:line>
        <draw:frame draw:style-name="gr3" draw:layer="layout" svg:width="1.035cm" svg:height="0.962cm" svg:x="12.302cm" svg:y="15.593cm">
          <draw:text-box>
            <text:p>...</text:p>
          </draw:text-box>
        </draw:frame>
        <draw:line draw:style-name="gr2" draw:text-style-name="P2" draw:layer="layout" svg:x1="8.8cm" svg:y1="13.9cm" svg:x2="7.646cm" svg:y2="21.706cm">
          <text:p/>
        </draw:line>
        <draw:line draw:style-name="gr2" draw:text-style-name="P2" draw:layer="layout" svg:x1="9.1cm" svg:y1="13.9cm" svg:x2="9.234cm" svg:y2="20.407cm">
          <text:p/>
        </draw:line>
        <draw:custom-shape draw:style-name="gr1" draw:text-style-name="P1" draw:layer="layout" svg:width="0.738cm" svg:height="0.759cm" svg:x="7.262cm" svg:y="21.706cm">
          <text:p text:style-name="P1"><text:span text:style-name="T1">M2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38cm" svg:height="0.759cm" svg:x="8.862cm" svg:y="20.407cm">
          <text:p text:style-name="P1"><text:span text:style-name="T1">M2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3" draw:layer="layout" svg:width="3.347cm" svg:height="0.645cm" draw:transform="rotate (1.59592906802331) translate (9.24cm 20.685cm)">
          <draw:text-box>
            <text:p text:style-name="P3">Haltewünschen2R</text:p>
          </draw:text-box>
        </draw:frame>
        <draw:line draw:style-name="gr4" draw:text-style-name="P2" draw:layer="layout" svg:x1="9.6cm" svg:y1="20.8cm" svg:x2="11.351cm" svg:y2="20.8cm">
          <text:p/>
        </draw:line>
        <draw:line draw:style-name="gr4" draw:text-style-name="P2" draw:layer="layout" svg:x1="11.4cm" svg:y1="20.8cm" svg:x2="11.4cm" svg:y2="11.8cm">
          <text:p/>
        </draw:line>
        <draw:line draw:style-name="gr2" draw:text-style-name="P2" draw:layer="layout" svg:x1="11.4cm" svg:y1="11.8cm" svg:x2="14.235cm" svg:y2="9.511cm">
          <text:p/>
        </draw:line>
        <draw:frame draw:style-name="gr6" draw:text-style-name="P3" draw:layer="layout" svg:width="3.347cm" svg:height="0.645cm" draw:transform="rotate (1.59592906802331) translate (11.441cm 20.185cm)">
          <draw:text-box>
            <text:p text:style-name="P3">Fahre2R'</text:p>
          </draw:text-box>
        </draw:frame>
        <draw:line draw:style-name="gr4" draw:text-style-name="P2" draw:layer="layout" svg:x1="8cm" svg:y1="22.1cm" svg:x2="16.5cm" svg:y2="22.1cm">
          <text:p/>
        </draw:line>
        <draw:frame draw:style-name="gr6" draw:text-style-name="P3" draw:layer="layout" svg:width="3.347cm" svg:height="0.645cm" draw:transform="rotate (1.41842908309552) translate (7.749cm 21.109cm)">
          <draw:text-box>
            <text:p text:style-name="P3">Haltewünschen1R</text:p>
          </draw:text-box>
        </draw:frame>
        <draw:line draw:style-name="gr4" draw:text-style-name="P2" draw:layer="layout" svg:x1="16.5cm" svg:y1="22.1cm" svg:x2="16.563cm" svg:y2="10.842cm">
          <text:p/>
        </draw:line>
        <draw:line draw:style-name="gr2" draw:text-style-name="P2" draw:layer="layout" svg:x1="16.563cm" svg:y1="10.842cm" svg:x2="18.262cm" svg:y2="9.4cm">
          <text:p/>
        </draw:line>
        <draw:frame draw:style-name="gr3" draw:text-style-name="P3" draw:layer="layout" svg:width="1.869cm" svg:height="0.645cm" draw:transform="rotate (1.56119701590863) translate (18.009cm 11.082cm)">
          <draw:text-box>
            <text:p><text:span text:style-name="T1">Fahre1R</text:span></text:p>
          </draw:text-box>
        </draw:frame>
        <draw:frame draw:style-name="gr6" draw:text-style-name="P3" draw:layer="layout" svg:width="3.347cm" svg:height="0.645cm" draw:transform="rotate (-0.0101229096627516) translate (10.852cm 22.065cm)">
          <draw:text-box>
            <text:p text:style-name="P3">Fahre2R'</text:p>
          </draw:text-box>
        </draw:frame>
        <draw:line draw:style-name="gr2" draw:text-style-name="P2" draw:layer="layout" svg:x1="14.5cm" svg:y1="16.5cm" svg:x2="14.499cm" svg:y2="19.408cm">
          <text:p/>
        </draw:line>
        <draw:custom-shape draw:style-name="gr1" draw:text-style-name="P1" draw:layer="layout" svg:width="0.738cm" svg:height="0.759cm" svg:x="14.162cm" svg:y="19.408cm">
          <text:p text:style-name="P1"><text:span text:style-name="T1">M2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4.9cm" svg:y1="19.665cm" svg:x2="17.092cm" svg:y2="17.727cm">
          <text:p/>
        </draw:line>
        <draw:line draw:style-name="gr4" draw:text-style-name="P2" draw:layer="layout" svg:x1="17.1cm" svg:y1="17.7cm" svg:x2="17.1cm" svg:y2="13.7cm">
          <text:p/>
        </draw:line>
        <draw:line draw:style-name="gr2" draw:text-style-name="P2" draw:layer="layout" svg:x1="17.1cm" svg:y1="13.7cm" svg:x2="18.1cm" svg:y2="12.066cm">
          <text:p/>
        </draw:line>
        <draw:frame draw:style-name="gr6" draw:text-style-name="P3" draw:layer="layout" svg:width="3.347cm" svg:height="0.645cm" draw:transform="rotate (1.56346594393623) translate (14.487cm 19.66cm)">
          <draw:text-box>
            <text:p text:style-name="P3">Haltewünschen1R</text:p>
          </draw:text-box>
        </draw:frame>
        <draw:frame draw:style-name="gr6" draw:text-style-name="P3" draw:layer="layout" svg:width="3.347cm" svg:height="0.645cm" draw:transform="rotate (0.734085483388676) translate (14.764cm 19.786cm)">
          <draw:text-box>
            <text:p text:style-name="P3">Fahre1R'</text:p>
          </draw:text-box>
        </draw:frame>
        <draw:frame draw:style-name="gr3" draw:text-style-name="P4" draw:layer="layout" svg:width="2.589cm" svg:height="0.569cm" draw:transform="rotate (-0.362155819789941) translate (2.572cm 2.39cm)">
          <draw:text-box>
            <text:p text:style-name="P4"><text:span text:style-name="T2">Haltewünschen2</text:span></text:p>
          </draw:text-box>
        </draw:frame>
        <draw:frame draw:style-name="gr3" draw:text-style-name="P4" draw:layer="layout" svg:width="2.792cm" svg:height="0.569cm" draw:transform="rotate (0.165980811864629) translate (2.359cm 3.848cm)">
          <draw:text-box>
            <text:p text:style-name="P4"><text:span text:style-name="T2">Haltewünschen2R</text:span></text:p>
          </draw:text-box>
        </draw:frame>
        <draw:frame draw:style-name="gr3" draw:text-style-name="P4" draw:layer="layout" svg:width="2.792cm" svg:height="0.569cm" draw:transform="rotate (0.508239878180653) translate (2.425cm 4.929cm)">
          <draw:text-box>
            <text:p text:style-name="P4"><text:span text:style-name="T2">Haltewünschen1R</text:span></text:p>
          </draw:text-box>
        </draw:frame>
        <draw:line draw:style-name="gr2" draw:text-style-name="P2" draw:layer="layout" svg:x1="5.001cm" svg:y1="10.8cm" svg:x2="4.001cm" svg:y2="10.8cm">
          <text:p/>
        </draw:line>
        <draw:frame draw:style-name="gr3" draw:layer="layout" svg:width="1.035cm" svg:height="0.962cm" svg:x="3.102cm" svg:y="10.193cm">
          <draw:text-box>
            <text:p>...</text:p>
          </draw:text-box>
        </draw:frame>
        <draw:line draw:style-name="gr2" draw:text-style-name="P2" draw:layer="layout" svg:x1="5.09cm" svg:y1="6.911cm" svg:x2="3.29cm" svg:y2="8.884cm">
          <text:p/>
        </draw:line>
        <draw:line draw:style-name="gr2" draw:text-style-name="P2" draw:layer="layout" svg:x1="5.011cm" svg:y1="6.861cm" svg:x2="2.726cm" svg:y2="7.975cm">
          <text:p/>
        </draw:line>
        <draw:line draw:style-name="gr2" draw:text-style-name="P2" draw:layer="layout" svg:x1="5.011cm" svg:y1="6.861cm" svg:x2="2.608cm" svg:y2="6.802cm">
          <text:p/>
        </draw:line>
        <draw:custom-shape draw:style-name="gr1" draw:text-style-name="P1" draw:layer="layout" svg:width="0.738cm" svg:height="0.759cm" draw:transform="rotate (0.270700566984269) translate (1.791cm 6.615cm)">
          <text:p text:style-name="P1"><text:span text:style-name="T1">M1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38cm" svg:height="0.759cm" draw:transform="rotate (0.270700566984269) translate (1.892cm 7.729cm)">
          <text:p text:style-name="P1"><text:span text:style-name="T1">M2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38cm" svg:height="0.759cm" draw:transform="rotate (0.270700566984269) translate (2.476cm 8.71cm)">
          <text:p text:style-name="P1"><text:span text:style-name="T1">M2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881cm" svg:y1="6.796cm" svg:x2="0.748cm" svg:y2="6.688cm">
          <text:p/>
        </draw:line>
        <draw:line draw:style-name="gr2" draw:text-style-name="P2" draw:layer="layout" svg:x1="1.88cm" svg:y1="6.796cm" svg:x2="1.006cm" svg:y2="7.385cm">
          <text:p/>
        </draw:line>
        <draw:line draw:style-name="gr2" draw:text-style-name="P2" draw:layer="layout" svg:x1="1.941cm" svg:y1="8.129cm" svg:x2="0.808cm" svg:y2="8.021cm">
          <text:p/>
        </draw:line>
        <draw:line draw:style-name="gr2" draw:text-style-name="P2" draw:layer="layout" svg:x1="1.966cm" svg:y1="8.226cm" svg:x2="1.092cm" svg:y2="8.815cm">
          <text:p/>
        </draw:line>
        <draw:line draw:style-name="gr2" draw:text-style-name="P2" draw:layer="layout" svg:x1="2.648cm" svg:y1="9.179cm" svg:x2="1.515cm" svg:y2="9.071cm">
          <text:p/>
        </draw:line>
        <draw:line draw:style-name="gr2" draw:text-style-name="P2" draw:layer="layout" svg:x1="2.647cm" svg:y1="9.179cm" svg:x2="1.773cm" svg:y2="9.768cm">
          <text:p/>
        </draw:line>
        <draw:frame draw:style-name="gr3" draw:layer="layout" svg:width="1.035cm" svg:height="0.962cm" draw:transform="rotate (0.270700566984269) translate (0.638cm 9.416cm)">
          <draw:text-box>
            <text:p>...</text:p>
          </draw:text-box>
        </draw:frame>
        <draw:frame draw:style-name="gr3" draw:layer="layout" svg:width="1.035cm" svg:height="0.962cm" draw:transform="rotate (0.270700566984269) translate (0.152cm 8.41cm)">
          <draw:text-box>
            <text:p>...</text:p>
          </draw:text-box>
        </draw:frame>
        <draw:frame draw:style-name="gr3" draw:layer="layout" svg:width="1.035cm" svg:height="0.962cm" draw:transform="rotate (0.270700566984269) translate (-0.115cm 7.446cm)">
          <draw:text-box>
            <text:p>...</text:p>
          </draw:text-box>
        </draw:frame>
        <draw:frame draw:style-name="gr3" draw:text-style-name="P4" draw:layer="layout" svg:width="2.589cm" svg:height="0.569cm" draw:transform="rotate (-0.0914552528056725) translate (2.268cm 6.055cm)">
          <draw:text-box>
            <text:p text:style-name="P4"><text:span text:style-name="T2">Haltewünschen2</text:span></text:p>
          </draw:text-box>
        </draw:frame>
        <draw:frame draw:style-name="gr3" draw:text-style-name="P4" draw:layer="layout" svg:width="2.792cm" svg:height="0.569cm" draw:transform="rotate (0.436681378848899) translate (2.453cm 7.517cm)">
          <draw:text-box>
            <text:p text:style-name="P4"><text:span text:style-name="T2">Haltewünschen2R</text:span></text:p>
          </draw:text-box>
        </draw:frame>
        <draw:frame draw:style-name="gr3" draw:text-style-name="P4" draw:layer="layout" svg:width="2.792cm" svg:height="0.569cm" draw:transform="rotate (0.778940445164922) translate (2.805cm 8.541cm)">
          <draw:text-box>
            <text:p text:style-name="P4"><text:span text:style-name="T2">Haltewünschen1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8T13:53:25</meta:creation-date>
    <dc:date>2011-05-08T16:13:39</dc:date>
    <meta:editing-duration>PT00H18M18S</meta:editing-duration>
    <meta:editing-cycles>2</meta:editing-cycles>
    <meta:generator>OpenOffice.org/3.2$Unix OpenOffice.org_project/320m19$Build-9505</meta:generator>
    <meta:document-statistic meta:object-count="163"/>
  </office:meta>
</office:document-meta>
</file>